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4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0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style:font-style-asian="normal"/>
    </style:style>
    <style:style style:name="T29" style:family="text">
      <style:text-properties officeooo:rsid="0031c9ed" style:font-style-asian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50"><text:span text:style-name="T30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50"><text:span text:style-name="T30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2">Page 8:</text:p>
      <text:p text:style-name="P35">All rights … Hands up ! --- Look out! They’re coming back! </text:p>
      <text:p text:style-name="P35">Let’s get out of here ! --- Don’t worry, We’’ll make sure of him next time.</text:p>
      <text:p text:style-name="P35">Come on, Snowy, we must get moving. </text:p>
      <text:p text:style-name="P35">You have some brilliant ideas, Snowy. But don’t let them run away with you !</text:p>
      <text:p text:style-name="P35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3">Page <text:s/>9:</text:p>
      <text:p text:style-name="P36">Hello, the wrekage of the plane that crashed last night. Come on, let’s have a look.</text:p>
      <text:p text:style-name="P36">What a mess. What happened to the pilot ? - Don’t khnow, sir. We found this lot this morning. No sign of the crew. They must have baled out when they ran into trouble.</text:p>
      <text:p text:style-name="P36">It’s the plane I saw yesterday. Definitely. But I shan’t learn much from this pile of scrap – metal. --- Snowy! --- Snowy’s on to something !</text:p>
      <text:p text:style-name="P36">He’s picked up a scent; it must be the crew.</text:p>
      <text:p text:style-name="P37">There isn’t a dog in the world like him. <text:span text:style-name="T16">He can smell out a crook a mile away. </text:span></text:p>
      <text:p text:style-name="P38">Better be on our guard; We must be getting close. </text:p>
      <text:p text:style-name="P38">Careful … Mustn’t take any risks. --- Here we go! He’s found something.</text:p>
      <text:p text:style-name="P34">Page 10:</text:p>
      <text:p text:style-name="P38">Aren’t you ashamed, wasting our time bone-hunting. Here, give it to me. </text:p>
      <text:p text:style-name="P38">I’ve told you dozens of times, you’re not to chew filthy old bones.</text:p>
      <text:p text:style-name="P38">Here, Snowy! Come here at once ! --- WOOAH – WOOAH ! WOOAH !</text:p>
      <text:p text:style-name="P38">Strange … He really does want me to follow him.</text:p>
      <text:p text:style-name="P38"><text:soft-page-break/>I’ll come. But woe betide you if it’s just another bone.</text:p>
      <text:p text:style-name="P38">Flying jackets! Those thugs from the plane must have hidden them.</text:p>
      <text:p text:style-name="P38">Too much to hope, they’d leave anything in the packets.</text:p>
      <text:p text:style-name="P38">Aha! Look there! Some scraps of paper. Something’s been torn up. Perhaps this will give us a lead.</text:p>
      <text:p text:style-name="P38">I’ve always liked puzzles, and this time I’ve got a real one !</text:p>
      <text:p text:style-name="P34">Page 11:</text:p>
      <text:p text:style-name="P38">That’s done it. --- <text:span text:style-name="T17">Eastdown Sussex m</text:span><text:span text:style-name="T18">ü</text:span><text:span text:style-name="T17">ller zf r. 24t 1h.</text:span></text:p>
      <text:p text:style-name="P39">Hmm. Not much help. What on earth it lean? … --- Oh, Snowy, not again !</text:p>
      <text:p text:style-name="P39">… and let that be an end of bones for today! --- OUCH !</text:p>
      <text:p text:style-name="P39">Can’t you look what you’re doing? … Anyway, You’re trespassing; this is private property. - I’m sorry. I didn’t know. I lost my way …</text:p>
      <text:p text:style-name="P39">All right this time. But don’t let me catch you again. Take the river, Cross the bridge, and you’ll see the main road.</text:p>
      <text:p text:style-name="P39">Snowy! Are trying to make a fool of me? --- There’s the road.</text:p>
      <text:p text:style-name="P39">It must be a couple of miles to Eastdown.</text:p>
      <text:p text:style-name="P29">Page 12:</text:p>
      <text:p text:style-name="P40"><text:soft-page-break/>No one about. I’ll take a look around. --- <text:span text:style-name="T19">WOOf WOOF --- WOOF! WOOF!</text:span></text:p>
      <text:p text:style-name="P41">I’m done for! --- <text:span text:style-name="T20">WOOF ! WOOF !</text:span> --- WOOF !! WOOF !! --- WOOF !! WOOF !!</text:p>
      <text:p text:style-name="P41">Snowy! Snowy! He’’l be eaten alive ! -WOOF ! --- WOOOO – OAH ! - GRRR</text:p>
      <text:p text:style-name="P30">page 13:</text:p>
      <text:p text:style-name="P41">Here, Snowy! Come here! --- We must get out. The dog may have raised the alarm.</text:p>
      <text:p text:style-name="P41">YEOW! --- A man – trap ! </text:p>
      <text:p text:style-name="P41"><text:span text:style-name="T20">RRRING</text:span> – Ach so! Someone is caught in trap number nine. Let us take a look. - <text:span text:style-name="T20">!</text:span><text:span text:style-name="T23"> </text:span></text:p>
      <text:p text:style-name="P41">What a pleasant surprise! Tintin <text:span text:style-name="T24">himself, come specially to see me. </text:span><text:span text:style-name="T21">?</text:span></text:p>
      <text:p text:style-name="P42">Release him, Ivan. He won’t run. --- Let the car out. We’re leaving at once.</text:p>
      <text:p text:style-name="P42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2">… but after eight hours of … special treatment, they are unlikely to recover. Excuse me: I must make a telephone call then I shall be entirely at your service. - I wonder …</text:p>
      <text:p text:style-name="P42">Hello, Horncliffe ? … I have a young patient for you … hghly … er … dangerous. He will require treatment B … You understand? Good ! - … a burning log?</text:p>
      <text:p text:style-name="P42">Got one ... hold it against the rope … - As usual, he seems entirely sane, but … after the treatment … you follow me ?</text:p>
      <text:p text:style-name="P42"><text:soft-page-break/>There ! --- And there! ---<text:span text:style-name="T25">Quick my automatic!</text:span></text:p>
      <text:p text:style-name="P31">Page 14:</text:p>
      <text:p text:style-name="P43">Kruzit<text:span text:style-name="T14">ü</text:span>rcken ! It’s empty! --- Ivan’s gun … and it’s still loaded ! --- Ach, I have him now !</text:p>
      <text:p text:style-name="P31">Page 15:</text:p>
      <text:p text:style-name="P44">FIRE ! FIRE ! <text:span text:style-name="T22">--- Himmel ! That burning log I threw: it set the room alight!</text:span></text:p>
      <text:p text:style-name="P45">Fire ? Is it a real alarm, or just a trick to make me open the door?</text:p>
      <text:p text:style-name="P43">What’s the matter? I feel dead tired … Come on, this is no time to fall asleep .. I simply must …</text:p>
      <text:p text:style-name="P31">page 16:</text:p>
      <text:p text:style-name="P46">Look there! … A fire ! - That’s Dr M<text:span text:style-name="T14">ü</text:span>ller’s place burning! </text:p>
      <text:p text:style-name="P46">Fire crew ready for duty! - Good! --- <text:span text:style-name="T26">Come on, where’s the key?</text:span></text:p>
      <text:p text:style-name="P47">I must have put it somewhere …</text:p>
      <text:p text:style-name="P47">Whatever shall we do? There’s a hole in my pocket. The key must have fallen through as I ran …</text:p>
      <text:p text:style-name="P47">Idiot! Come on, hurry! We’ll have to search …</text:p>
      <text:p text:style-name="P47">There it is! … Just in time; that magpie’s got his eye on it! --- Stop! - Thief! - Drop that key!</text:p>
      <text:p text:style-name="P47"><text:s/><text:span text:style-name="T27">Page 17:</text:span></text:p>
      <text:p text:style-name="P48"><text:soft-page-break/><text:span text:style-name="T28">Got it! --- Open the door, quick! - All right … just a minute … I …</text:span></text:p>
      <text:p text:style-name="P49">page 18:</text:p>
      <text:p text:style-name="P48">Goodness gracious! I’ve mixed them ip this isn’t the key to the station!</text:p>
      <text:p text:style-name="P48">So there you are, Fred. How many times have I told you, that’s the key to my jam cupboard!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02-25T01:46:35.495101691</dc:date>
    <meta:editing-duration>PT3H42M25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1" meta:paragraph-count="142" meta:word-count="2043" meta:character-count="9892" meta:non-whitespace-character-count="7962"/>
  </office:meta>
</office:document-meta>
</file>